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Normal_20_with_20_left_20_border">
      <style:text-properties fo:language="fr" fo:country="FR" officeooo:rsid="0024592e" officeooo:paragraph-rsid="002237f4"/>
    </style:style>
    <style:style style:name="P3" style:family="paragraph" style:parent-style-name="Skills_20_used">
      <style:text-properties fo:language="fr" fo:country="FR" officeooo:rsid="002237f4" officeooo:paragraph-rsid="002237f4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Contact">
      <style:text-properties fo:language="de" fo:country="DE" officeooo:rsid="001c2fff"/>
    </style:style>
    <style:style style:name="P6" style:family="paragraph" style:parent-style-name="Name">
      <style:paragraph-properties fo:break-before="page"/>
      <style:text-properties fo:language="de" fo:country="DE" officeooo:rsid="001c2fff"/>
    </style:style>
    <style:style style:name="P7" style:family="paragraph" style:parent-style-name="Normal_20_with_20_left_20_border">
      <style:text-properties fo:language="de" fo:country="DE" officeooo:paragraph-rsid="002237f4"/>
    </style:style>
    <style:style style:name="P8" style:family="paragraph" style:parent-style-name="Contact">
      <style:text-properties fo:language="de" fo:country="DE" officeooo:rsid="002a811f" officeooo:paragraph-rsid="002a811f"/>
    </style:style>
    <style:style style:name="P9" style:family="paragraph" style:parent-style-name="Standard">
      <style:text-properties officeooo:paragraph-rsid="001fad04"/>
    </style:style>
    <style:style style:name="P1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11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1pt" officeooo:rsid="000ca622" officeooo:paragraph-rsid="0028eef9" style:font-size-asian="11pt" style:font-size-complex="11pt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28eef9" style:font-size-asian="12pt" style:font-size-complex="12pt"/>
    </style:style>
    <style:style style:name="P13" style:family="paragraph" style:parent-style-name="Standard">
      <style:paragraph-properties fo:margin-top="0in" fo:margin-bottom="0.111in" style:contextual-spacing="false" fo:line-height="108%"/>
    </style:style>
    <style:style style:name="P14" style:family="paragraph" style:parent-style-name="Normal_20_with_20_left_20_border">
      <style:text-properties officeooo:paragraph-rsid="002237f4"/>
    </style:style>
    <style:style style:name="P15" style:family="paragraph" style:parent-style-name="Normal_20_with_20_left_20_border">
      <style:text-properties officeooo:paragraph-rsid="0025714f"/>
    </style:style>
    <style:style style:name="P16" style:family="paragraph" style:parent-style-name="Normal_20_with_20_left_20_border">
      <style:text-properties officeooo:paragraph-rsid="002704b8"/>
    </style:style>
    <style:style style:name="P17" style:family="paragraph" style:parent-style-name="Heading_20_1">
      <style:text-properties officeooo:paragraph-rsid="0028eef9"/>
    </style:style>
    <style:style style:name="P18" style:family="paragraph" style:parent-style-name="Heading_20_1">
      <style:text-properties fo:language="en" fo:country="US" officeooo:paragraph-rsid="0028eef9"/>
    </style:style>
    <style:style style:name="P19" style:family="paragraph" style:parent-style-name="Heading_20_1">
      <style:text-properties fo:language="de" fo:country="CH"/>
    </style:style>
    <style:style style:name="P20" style:family="paragraph" style:parent-style-name="Heading_20_1">
      <style:text-properties fo:language="de" fo:country="CH" officeooo:rsid="002c7ef3" officeooo:paragraph-rsid="002c7ef3"/>
    </style:style>
    <style:style style:name="P21" style:family="paragraph" style:parent-style-name="Heading_20_1">
      <style:text-properties fo:language="de" fo:country="DE"/>
    </style:style>
    <style:style style:name="P22" style:family="paragraph" style:parent-style-name="Normal_20_with_20_left_20_border">
      <style:text-properties fo:language="fr" fo:country="FR" officeooo:rsid="0024592e" officeooo:paragraph-rsid="002c7ef3"/>
    </style:style>
    <style:style style:name="P23" style:family="paragraph" style:parent-style-name="Normal_20_with_20_left_20_border">
      <style:text-properties fo:language="de" fo:country="DE" officeooo:paragraph-rsid="002c7ef3"/>
    </style:style>
    <style:style style:name="P24" style:family="paragraph" style:parent-style-name="Normal_20_with_20_left_20_border">
      <style:text-properties officeooo:paragraph-rsid="002c7ef3"/>
    </style:style>
    <style:style style:name="P25" style:family="paragraph" style:parent-style-name="Skills_20_used">
      <style:text-properties fo:language="fr" fo:country="FR" officeooo:rsid="002237f4" officeooo:paragraph-rsid="002c7ef3"/>
    </style:style>
    <style:style style:name="P26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27" style:family="paragraph" style:parent-style-name="Standard">
      <style:paragraph-properties fo:margin-top="0in" fo:margin-bottom="0.111in" style:contextual-spacing="false" fo:line-height="108%"/>
    </style:style>
    <style:style style:name="P28" style:family="paragraph" style:parent-style-name="Standard">
      <style:paragraph-properties fo:margin-top="0in" fo:margin-bottom="0.111in" style:contextual-spacing="false" fo:line-height="108%"/>
      <style:text-properties officeooo:paragraph-rsid="002c7ef3"/>
    </style:style>
    <style:style style:name="P29" style:family="paragraph" style:parent-style-name="Standard">
      <style:text-properties officeooo:paragraph-rsid="002c7ef3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237f4"/>
    </style:style>
    <style:style style:name="T3" style:family="text">
      <style:text-properties fo:language="de" fo:country="CH"/>
    </style:style>
    <style:style style:name="T4" style:family="text">
      <style:text-properties fo:language="de" fo:country="CH" officeooo:rsid="001fad04"/>
    </style:style>
    <style:style style:name="T5" style:family="text">
      <style:text-properties fo:language="de" fo:country="CH" officeooo:rsid="0025714f"/>
    </style:style>
    <style:style style:name="T6" style:family="text">
      <style:text-properties fo:color="#7f7f7f" loext:opacity="100%" style:font-name="Verdana" fo:language="fr" fo:country="FR" fo:font-weight="normal" officeooo:rsid="001e2d17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font-name="Verdana" fo:letter-spacing="0.0138in" fo:language="de" fo:country="DE" fo:font-weight="bold" officeooo:rsid="002237f4" style:font-weight-asian="bold"/>
    </style:style>
    <style:style style:name="T8" style:family="text">
      <style:text-properties fo:font-variant="normal" fo:text-transform="none" style:use-window-font-color="true" loext:opacity="0%" style:font-name="Verdana" fo:letter-spacing="0.0138in" fo:language="de" fo:country="DE" fo:font-weight="normal" officeooo:rsid="002704b8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font-name="Verdana" fo:letter-spacing="0.0138in" fo:language="de" fo:country="CH" fo:font-weight="bold" officeooo:rsid="0025714f" style:font-weight-asian="bold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>[NAME], [STREET], [PLZ_WITH_LOCATION]</text:p>
      <text:p text:style-name="P11">Anrede</text:p>
      <text:p text:style-name="P11">Vorname Name</text:p>
      <text:p text:style-name="P11">Firma</text:p>
      <text:p text:style-name="P11">Adresse</text:p>
      <text:p text:style-name="P11">PLZ Ort</text:p>
      <text:p text:style-name="P12"/>
      <text:p text:style-name="P12"/>
      <text:p text:style-name="P12"/>
      <text:p text:style-name="P12"/>
      <text:p text:style-name="Normal"><text:span text:style-name="T10">[LOCATION]</text:span>, <text:span text:style-name="T10"><text:date style:data-style-name="N10081" text:date-value="2022-04-27T11:32:11.053287140">27. April 2022</text:date></text:span></text:p>
      <text:p text:style-name="P12"/>
      <text:list xml:id="list2534614946" text:style-name="Outline">
        <text:list-item>
          <text:h text:style-name="P17" text:outline-level="1">Bewerbung als [JOB_TITLE]</text:h>
        </text:list-item>
      </text:list>
      <text:p text:style-name="P12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6">[NAME]</text:p>
      <text:p text:style-name="P5">[STREET]</text:p>
      <text:p text:style-name="P5">[PLZ_WITH_LOCATION]</text:p>
      <text:p text:style-name="P5">[PHONE]</text:p>
      <text:p text:style-name="P5">[EMAIL]</text:p>
      <text:p text:style-name="P8">[LOCALIZED_BIRTH_DAY]</text:p>
      <text:p text:style-name="P8">[NATIONALITY]</text:p>
      <text:p text:style-name="P8">[MARITAL_STATUS]</text:p>
      <text:list xml:id="list113212701313767" text:continue-numbering="true" text:style-name="Outline">
        <text:list-item>
          <text:h text:style-name="P18" text:outline-level="1">ZUSAMMENFASSUNG</text:h>
        </text:list-item>
      </text:list>
      <text:p text:style-name="Standard"/>
      <text:p text:style-name="Normal_20_with_20_left_20_border"><text:span text:style-name="Bold_20_Expanded"><text:span text:style-name="T6">[SHORT_DESCRIPTION]</text:span></text:span></text:p>
      <text:p text:style-name="P1"/>
      <text:list xml:id="list113211121225227" text:continue-numbering="true" text:style-name="Outline">
        <text:list-item>
          <text:h text:style-name="P19" text:outline-level="1">BERUFLICHER WERDEGANG</text:h>
        </text:list-item>
      </text:list>
      <text:p text:style-name="P9"><text:span text:style-name="Bold_20_Expanded"><text:span text:style-name="T4"/></text:span></text:p>
      <text:section text:style-name="Sect1" text:name="experience-section">
        <text:p text:style-name="P14"><text:span text:style-name="Bold_20_Expanded"><text:span text:style-name="T7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3">[CV_UNIT_COMPANY]</text:p>
        <text:p text:style-name="P2">[CV_UNIT_CONTENT]</text:p>
        <text:p text:style-name="P7"/>
      </text:section>
      <text:p text:style-name="Standard"/>
      <text:list xml:id="list113212684534047" text:continue-numbering="true" text:style-name="Outline">
        <text:list-item>
          <text:h text:style-name="P19" text:outline-level="1">AUSBILDUNG</text:h>
        </text:list-item>
      </text:list>
      <text:p text:style-name="P4"/>
      <text:section text:style-name="Sect1" text:name="education-section">
        <text:p text:style-name="P15"><text:span text:style-name="Bold_20_Expanded"><text:span text:style-name="T9">[CV_UNIT_NAME]</text:span></text:span><text:span text:style-name="Bold_20_Expanded"><text:span text:style-name="T3"> </text:span></text:span><text:span text:style-name="T5">[CV_UNIT_COMPANY]</text:span><text:span text:style-name="T3">, </text:span><text:span text:style-name="T2">[CV_UNIT_START_DATE_YEAR] </text:span><text:span text:style-name="T1">/ </text:span><text:span text:style-name="T2">[CV_UNIT_END_DATE_YEAR]</text:span></text:p>
      </text:section>
      <text:p text:style-name="P4"/>
      <text:list xml:id="list113213074527664" text:continue-numbering="true" text:style-name="Outline">
        <text:list-item>
          <text:h text:style-name="P21" text:outline-level="1">FÄHIGKEITEN</text:h>
        </text:list-item>
      </text:list>
      <text:p text:style-name="P4"/>
      <text:section text:style-name="Sect1" text:name="skills-section">
        <text:p text:style-name="P16"><text:span text:style-name="Bold_20_Expanded"><text:span text:style-name="T9">[CV_UNIT_NAME]: </text:span></text:span><text:span text:style-name="Bold_20_Expanded"><text:span text:style-name="T8">[CV_UNIT_CONTENT]</text:span></text:span></text:p>
      </text:section>
      <text:p text:style-name="P13"/>
      <text:list xml:id="list113211546146990" text:continue-numbering="true" text:style-name="Outline">
        <text:list-item>
          <text:h text:style-name="P20" text:outline-level="1">RESERVE 1</text:h>
        </text:list-item>
      </text:list>
      <text:p text:style-name="P29"><text:span text:style-name="Bold_20_Expanded"><text:span text:style-name="T4"/></text:span></text:p>
      <text:section text:style-name="Sect1" text:name="reserve1-section">
        <text:p text:style-name="P24"><text:span text:style-name="Bold_20_Expanded"><text:span text:style-name="T7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25">[CV_UNIT_COMPANY]</text:p>
        <text:p text:style-name="P22">[CV_UNIT_CONTENT]</text:p>
        <text:p text:style-name="P23"/>
      </text:section>
      <text:p text:style-name="P28"/>
      <text:list xml:id="list113211407430453" text:continue-numbering="true" text:style-name="Outline">
        <text:list-item>
          <text:h text:style-name="P20" text:outline-level="1">RESERVE 2</text:h>
        </text:list-item>
      </text:list>
      <text:p text:style-name="P29"><text:span text:style-name="Bold_20_Expanded"><text:span text:style-name="T4"/></text:span></text:p>
      <text:section text:style-name="Sect1" text:name="reserve2-section">
        <text:p text:style-name="P24"><text:span text:style-name="Bold_20_Expanded"><text:span text:style-name="T7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25">[CV_UNIT_COMPANY]</text:p>
        <text:p text:style-name="P22">[CV_UNIT_CONTENT]</text:p>
        <text:p text:style-name="P23"/>
      </text:section>
      <text:p text:style-name="P28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835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417in" fo:margin-bottom="0in" style:contextual-spacing="false"/>
      <style:text-properties fo:color="#6f4f32" loext:opacity="100%" fo:font-size="20pt" fo:letter-spacing="0.0138in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loext:opacity="100%" fo:letter-spacing="0.0138in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.0417in" style:contextual-spacing="false"/>
      <style:text-properties fo:color="#404040" loext:opacity="100%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Name" style:family="paragraph" style:default-outline-level="" style:list-style-name="">
      <style:text-properties fo:text-transform="uppercase" fo:letter-spacing="0.028in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 style:list-style-name="">
      <style:paragraph-properties fo:margin-top="0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0.5in" fo:margin-right="0in" fo:margin-top="0in" fo:margin-bottom="0in" style:contextual-spacing="false" fo:line-height="115%" fo:text-indent="0in" style:auto-text-indent="false" fo:padding-left="0.1945in" fo:padding-right="0in" fo:padding-top="0in" fo:padding-bottom="0in" fo:border-left="4.99pt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 loext:opacity="100%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loext:opacity="100%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loext:opacity="100%" style:font-name="Verdana" fo:font-family="Verdana" style:font-family-generic="roman" style:font-pitch="variable" fo:font-size="20pt" fo:letter-spacing="0.0138in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loext:opacity="100%" style:font-name="Verdana" fo:font-family="Verdana" style:font-family-generic="roman" style:font-pitch="variable" fo:letter-spacing="0.0138in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loext:opacity="100%" style:font-name="Verdana" fo:font-family="Verdana" style:font-family-generic="roman" style:font-pitch="variable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138in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hps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1</meta:editing-cycles>
    <meta:print-date>2019-06-18T11:52:28.44</meta:print-date>
    <meta:creation-date>2019-05-18T18:06:00</meta:creation-date>
    <dc:date>2022-04-27T11:32:10.935002573</dc:date>
    <meta:editing-duration>PT24M15S</meta:editing-duration>
    <meta:generator>LibreOffice/7.2.6.2$Linux_X86_64 LibreOffice_project/20$Build-2</meta:generator>
    <meta:document-statistic meta:table-count="0" meta:image-count="0" meta:object-count="0" meta:page-count="3" meta:paragraph-count="40" meta:word-count="77" meta:character-count="931" meta:non-whitespace-character-count="8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